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2, 2021 (02:27: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02T18:27:57Z</meta:creation-date>
    <dc:date>2021-08-02T18:27:57Z</dc:date>
    <meta:user-defined meta:name="date" meta:value-type="string">August   2, 2021 (02:27: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